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Preformatted_20_Text">
      <style:text-properties style:font-name="times new roman" fo:font-size="12pt" style:font-size-asian="12pt" style:font-size-complex="12pt"/>
    </style:style>
    <style:style style:name="P5" style:family="paragraph" style:parent-style-name="Preformatted_20_Text">
      <style:paragraph-properties fo:margin-top="0in" fo:margin-bottom="0.1965in"/>
      <style:text-properties style:font-name="times new roman" fo:font-size="12pt" style:font-size-asian="12pt" style:font-size-complex="12pt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Preformatted_20_Text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add new Employee:</text:p>
      <text:p text:style-name="P2">You must first find the eid of “row_created_used” := tmp</text:p>
      <text:p text:style-name="P2"/>
      <text:p text:style-name="P2">insert into Employees (lastname, firstname, dob, email, row_created_user, address1, city,state,zipcode, phone) values ('lastname', 'firstname', 'yyyy-mm-dd, 'email', 'row_created_user', 'address1', 'city' , 'state' , 'zipcode' , 'phone');</text:p>
      <text:p text:style-name="P2"/>
      <text:p text:style-name="P2">var insertEmployeeQuery = multiline(function (){/*</text:p>
      <text:p text:style-name="P2"><text:tab/>insert into Employees (lastname, firstname, dob, email, row_created_user, address1, city,state,zipcode, phone) <text:s/>values ( ?, ?, ?, ? , ?, ?, ?, ?, ?, ?);</text:p>
      <text:p text:style-name="P2">*/ } );</text:p>
      <text:p text:style-name="P2"/>
      <text:p text:style-name="P2">function insertEmployee (lastname, firstname, dob, email, row_created_user, address1, city, state, zip, p</text:p>
      <text:p text:style-name="P2">phone){</text:p>
      <text:p text:style-name="P2"><text:tab/>connection.query(insertEmployeeQuery, </text:p>
      <text:p text:style-name="P2"><text:tab/>[lastname, firstname, dob, email, row_created_user, address1, city, state, zip, phone ], </text:p>
      <text:p text:style-name="P2"><text:tab/>function(err, result) {</text:p>
      <text:p text:style-name="P2"><text:tab/><text:tab/>err ? callback(err) : callback(null, result.insertId);</text:p>
      <text:p text:style-name="P2"><text:tab/>});</text:p>
      <text:p text:style-name="P2">}</text:p>
      <text:p text:style-name="P2"/>
      <text:p text:style-name="P1">Modify Employee:</text:p>
      <text:p text:style-name="P2">update Employees set X=Y where eid = 'eid';</text:p>
      <text:p text:style-name="P2"/>
      <text:p text:style-name="P2">var updateEmployeeQuery = multiline(function (){/*</text:p>
      <text:p text:style-name="P2"><text:tab/>update Employees set</text:p>
      <text:p text:style-name="P2"><text:tab/>phone = ?</text:p>
      <text:p text:style-name="P2"><text:tab/>where eid = ?;</text:p>
      <text:p text:style-name="P2">*/}):</text:p>
      <text:p text:style-name="P2"/>
      <text:p text:style-name="P2">function createQueryString(colName) { return 'update Employees set ' + colName + ' = ? where eid = ?;' }</text:p>
      <text:p text:style-name="P2"/>
      <text:p text:style-name="P4">/**</text:p>
      <text:p text:style-name="P4"><text:s/>* @param <text:s/>{object} <text:s text:c="2"/>E</text:p>
      <text:p text:style-name="P4"><text:s/>* the user object</text:p>
      <text:p text:style-name="P4"><text:s/>* @param <text:s/>{Function} callback [description]</text:p>
      <text:p text:style-name="P5"><text:s/>*/</text:p>
      <text:p text:style-name="P2">function updateEmployee(E, callback){</text:p>
      <text:p text:style-name="P2"><text:tab/>connection.query(createQueryString(E.attribute), [E.value, E.eid], callback);</text:p>
      <text:p text:style-name="P2">}</text:p>
      <text:p text:style-name="P2"/>
      <text:p text:style-name="P1">Delete Employee:</text:p>
      <text:p text:style-name="P2">delete from Employees where eid = 'eid';</text:p>
      <text:p text:style-name="P2"/>
      <text:p text:style-name="P2">var deleteEmployeeQuery = multiline(function() {/*</text:p>
      <text:p text:style-name="P2"><text:tab/>delete from Employee where eid = ?;</text:p>
      <text:p text:style-name="P2">*/});</text:p>
      <text:p text:style-name="P2"><text:soft-page-break/></text:p>
      <text:p text:style-name="P2">function deleteEmployee(eid, callback){</text:p>
      <text:p text:style-name="P2"><text:tab/>connection.query(deleteEmployeeQuery, [eid], callback);</text:p>
      <text:p text:style-name="P2">}</text:p>
      <text:p text:style-name="P2"/>
      <text:p text:style-name="P1">View Employees:</text:p>
      <text:p text:style-name="P2">Select lastname, firstname, email, phone from Employees;</text:p>
      <text:p text:style-name="P2"/>
      <text:p text:style-name="P2">var showEmployeesQuery = multiline(function() {/*</text:p>
      <text:p text:style-name="P2"><text:tab/>select lastname, firstname, email, phone from Employees where eid = ?;</text:p>
      <text:p text:style-name="P2">*/});</text:p>
      <text:p text:style-name="P2"/>
      <text:p text:style-name="P4">function selectById(id, callback) {</text:p>
      <text:p text:style-name="P4"><text:tab/>connection.query(showEmployeesQuery, [eid], function(err, result) {</text:p>
      <text:p text:style-name="P4"><text:tab/>err ? callback(err) : callback(null, result[0]);</text:p>
      <text:p text:style-name="P4"><text:s text:c="2"/>});</text:p>
      <text:p text:style-name="P5"/>
      <text:p text:style-name="P1">To add login and password for user:</text:p>
      <text:p text:style-name="P2">insert into Security (login, password, eid, row_created_user) values ('login', sha1('password'), eid, 'row_created_user');</text:p>
      <text:p text:style-name="P2"/>
      <text:p text:style-name="P2">var insertEmployeeQuery = multiline(function (){/*</text:p>
      <text:p text:style-name="P2"><text:tab/>insert into Employees (lastname, firstname, dob, email, row_created_user, address1, city,state,zipcode, phone) <text:s/>values ( ?, ?, ?, ? , ?, ?, ?, ?, ?, ?);</text:p>
      <text:p text:style-name="P2">*/ } );</text:p>
      <text:p text:style-name="P2"/>
      <text:p text:style-name="P2">function insertEmployee (lastname, firstname, dob, email, row_created_user, address1, city, state, zip, p</text:p>
      <text:p text:style-name="P2">phone){</text:p>
      <text:p text:style-name="P2"><text:tab/>connection.query(insertEmployeeQuery, </text:p>
      <text:p text:style-name="P2"><text:tab/>[lastname, firstname, dob, email, row_created_user, address1, city, state, zip, phone ], </text:p>
      <text:p text:style-name="P2"><text:tab/>function(err, result) {</text:p>
      <text:p text:style-name="P2"><text:tab/><text:tab/>err ? callback(err) : callback(null, result.insertId);</text:p>
      <text:p text:style-name="P2"><text:tab/>});</text:p>
      <text:p text:style-name="P2">}</text:p>
      <text:p text:style-name="P2"/>
      <text:p text:style-name="P1">Modify Employee password:</text:p>
      <text:p text:style-name="P2">update Security set password = sha1('X') where eid = 'eid';</text:p>
      <text:p text:style-name="P2"/>
      <text:p text:style-name="P1">Promote an Employee:</text:p>
      <text:p text:style-name="P3">select * from WorksAs where eid = 'eid' AND end = NULL; // get this id</text:p>
      <text:p text:style-name="P3">update WorksAs set end = current_date() where id = 'id';</text:p>
      <text:p text:style-name="P2">insert into WorksAs (eid, pid, start) values ('eid', 'pid', current_date());</text:p>
      <text:p text:style-name="P2"/>
      <text:p text:style-name="P1">Demote an Employee:</text:p>
      <text:p text:style-name="P3">select * from WorksAs where eid = 'eid' AND end = NULL; // get this id</text:p>
      <text:p text:style-name="P3">update WorksAs set end = current_date() where id = 'id';</text:p>
      <text:p text:style-name="P2">insert into WorksAs (eid, pid, start) values ('eid', 'pid', current_date());</text:p>
      <text:p text:style-name="P2"/>
      <text:p text:style-name="P1"><text:soft-page-break/>Create new Position:</text:p>
      <text:p text:style-name="P2">insert into Position (title, rate) values ('title', 'rate');</text:p>
      <text:p text:style-name="P2"/>
      <text:p text:style-name="P2">var insertPositionQuery = multiline(function (){/*</text:p>
      <text:p text:style-name="P2"><text:tab/>insert into Position (title, rate) values (?, ?);</text:p>
      <text:p text:style-name="P2">*/ } );</text:p>
      <text:p text:style-name="P2"/>
      <text:p text:style-name="P2">function insertPosition (title, rate){</text:p>
      <text:p text:style-name="P2"><text:tab/>connection.query(insertPositionQuery, [title, rate], </text:p>
      <text:p text:style-name="P2"><text:tab/>function(err, result) {</text:p>
      <text:p text:style-name="P2"><text:tab/><text:tab/>err ? callback(err) : callback(null, result.insertId);</text:p>
      <text:p text:style-name="P2"><text:tab/>});</text:p>
      <text:p text:style-name="P2">}</text:p>
      <text:p text:style-name="P2"/>
      <text:p text:style-name="P1">Modify a Position:</text:p>
      <text:p text:style-name="P2">update Position set X = Y where pid = 'pid';</text:p>
      <text:p text:style-name="P2"/>
      <text:p text:style-name="P1">To add hour to a schedule:</text:p>
      <text:p text:style-name="P2">insert into Schedule (day, time, eid, row_created_user) values ('yyyy-mm-dd', 'hh:mm:ss', eid, 'row_created_user);</text:p>
      <text:p text:style-name="P2"/>
      <text:p text:style-name="P2">var insertScheduleQuery = multiline(function (){/*</text:p>
      <text:p text:style-name="P2"><text:tab/>insert into Schedule (day, time, eid, row_created_user) values (?, ?, ?, ?);</text:p>
      <text:p text:style-name="P2">*/ } );</text:p>
      <text:p text:style-name="P2"/>
      <text:p text:style-name="P2">function insertSchedule (day, time, eid, row_created_user){</text:p>
      <text:p text:style-name="P2"><text:tab/>connection.query(insertScheduleQuery, </text:p>
      <text:p text:style-name="P2"><text:tab/>[ day, time, eid, row_created_user ], </text:p>
      <text:p text:style-name="P2"><text:tab/>function(err, result) {</text:p>
      <text:p text:style-name="P2"><text:tab/><text:tab/>err ? callback(err) : callback(null, result.insertId);</text:p>
      <text:p text:style-name="P2"><text:tab/>});</text:p>
      <text:p text:style-name="P2">}</text:p>
      <text:p text:style-name="P2"/>
      <text:p text:style-name="P1">Modify Schedule entry:</text:p>
      <text:p text:style-name="P2">update Schedule set X = Y where day = 'day' AND time = 'time';</text:p>
      <text:p text:style-name="P2"/>
      <text:p text:style-name="P1">Delete Schedule entry:</text:p>
      <text:p text:style-name="P2">delete from Schedule where day = 'day' AND time = 'time';</text:p>
      <text:p text:style-name="P2"/>
      <text:p text:style-name="P2">var deleteScheduleQuery = multiline(function() {/*</text:p>
      <text:p text:style-name="P2"><text:tab/>delete from Schedule where day = ? AND time = ?;</text:p>
      <text:p text:style-name="P2">*/});</text:p>
      <text:p text:style-name="P2"/>
      <text:p text:style-name="P2">function deleteEmployee(day, time, callback){</text:p>
      <text:p text:style-name="P2"><text:tab/>connection.query(deleteScheduleQuery, [day, time], callback);</text:p>
      <text:p text:style-name="P2">}</text:p>
      <text:p text:style-name="P2"/>
      <text:p text:style-name="P1">To submit a worked hour:</text:p>
      <text:p text:style-name="P2">You must first find the IP address of the system the user is logged on.</text:p>
      <text:p text:style-name="P2"><text:soft-page-break/></text:p>
      <text:p text:style-name="P2">Assert that the hour has not been worked by same employee:</text:p>
      <text:p text:style-name="P2">select * from HourLog where hour(time) = hour(current_time()) and eid = 'eid';</text:p>
      <text:p text:style-name="P2"/>
      <text:p text:style-name="P2">var showHourLogQuery = multiline(function() {/*</text:p>
      <text:p text:style-name="P2"><text:tab/>select * from HourLog where hour(time) = hour(current_time()) and eid = ?;</text:p>
      <text:p text:style-name="P2">*/});</text:p>
      <text:p text:style-name="P2"/>
      <text:p text:style-name="P4">function showHourLog(eid, callback) {</text:p>
      <text:p text:style-name="P4"><text:tab/>connection.query(showHourLogQuery, [eid], function(err, result) {</text:p>
      <text:p text:style-name="P4"><text:tab/>err ? callback(err) : callback(null, result[0]);</text:p>
      <text:p text:style-name="P4"><text:s text:c="2"/>});</text:p>
      <text:p text:style-name="P2"/>
      <text:p text:style-name="P2">insert into HourLog values (current_date(), current_time(), 'eid', 'ipaddr');</text:p>
      <text:p text:style-name="P2"/>
      <text:p text:style-name="P2">var LogHourQuery = multiline(function (){/*</text:p>
      <text:p text:style-name="P2"><text:tab/>insert into HourLog values (current_date(), current_time(), ?, ?);</text:p>
      <text:p text:style-name="P2">*/ } );</text:p>
      <text:p text:style-name="P2"/>
      <text:p text:style-name="P2">function LogHour (eid, ipaddr){</text:p>
      <text:p text:style-name="P2"><text:tab/>connection.query(LogHourQuery, </text:p>
      <text:p text:style-name="P2"><text:tab/>[eid, ipaddr], </text:p>
      <text:p text:style-name="P2"><text:tab/>function(err, result) {</text:p>
      <text:p text:style-name="P2"><text:tab/><text:tab/>err ? callback(err) : callback(null, result.insertId);</text:p>
      <text:p text:style-name="P2"><text:tab/>});</text:p>
      <text:p text:style-name="P2">}</text:p>
      <text:p text:style-name="P2"/>
      <text:p text:style-name="P1">To get Total Hours Worked in Pay Period:</text:p>
      <text:p text:style-name="P2">select s.eid, count(*) as hours from (select * from Schedule where day &gt; 'period1' and day &lt; 'period2') as s, (select * from HourLog where day &gt; 'period1' and day &lt; 'period2') as h where hour(s.time) = hour(h.time) AND s.eid = h.eid group by s.eid;</text:p>
      <text:p text:style-name="P2"/>
      <text:p text:style-name="P2">var schedulePeriodQuery = multiline(function() {/*</text:p>
      <text:p text:style-name="P2"><text:tab/>select * from Schedule where day &gt; ? and day &lt; ?;</text:p>
      <text:p text:style-name="P2">*/});</text:p>
      <text:p text:style-name="P2"/>
      <text:p text:style-name="P4">function schedulePeriod(period1, period2, callback) {</text:p>
      <text:p text:style-name="P4"><text:tab/>connection.query(schedulePeriodQuery, [period1, period2], function(err, result) {</text:p>
      <text:p text:style-name="P4"><text:tab/>err ? callback(err) : callback(null, result[0]);</text:p>
      <text:p text:style-name="P4"><text:s text:c="2"/>});</text:p>
      <text:p text:style-name="P4"/>
      <text:p text:style-name="P2">var hourLogPeriodQuery = multiline(function() {/*</text:p>
      <text:p text:style-name="P2"><text:tab/>select * from HourLog where day &gt; ? and day &lt; ?;</text:p>
      <text:p text:style-name="P2">*/});</text:p>
      <text:p text:style-name="P2"/>
      <text:p text:style-name="P4">function hourLogPeriod(period1, period2, callback) {</text:p>
      <text:p text:style-name="P4"><text:tab/>connection.query(hourLogPeriodQuery, [period1, period2], function(err, result) {</text:p>
      <text:p text:style-name="P4"><text:tab/>err ? callback(err) : callback(null, result[0]);</text:p>
      <text:p text:style-name="P4"><text:s text:c="2"/>});</text:p>
      <text:p text:style-name="P2"><text:soft-page-break/></text:p>
      <text:p text:style-name="P2">var totalHoursWorkQuery = multiline(function() {/*</text:p>
      <text:p text:style-name="P2">select s.eid, count(*) as hours from (scheduleQuery() ) as s, (hourLogQuery(period1, period2) ) as h where hour(s.time) = hour(h.time) AND s.eid = h.eid group by s.eid;</text:p>
      <text:p text:style-name="P2">*/});</text:p>
      <text:p text:style-name="P2"/>
      <text:p text:style-name="P4">function totalHoursWork(period1, period2, callback) {</text:p>
      <text:p text:style-name="P4"><text:tab/>connection.query(totalHoursWorkQuery, [period1, period2], function(err, result) {</text:p>
      <text:p text:style-name="P4"><text:tab/>err ? callback(err) : callback(null, result[0]);</text:p>
      <text:p text:style-name="P4"><text:s text:c="2"/>});</text:p>
      <text:p text:style-name="P2"/>
      <text:p text:style-name="P2">To get rate of Employee:</text:p>
      <text:p text:style-name="P2">select a.eid, a.rate from (select e.eid, p.rate from Employees e, WorksAs w, Position p where e.eid = w.eid AND w.pid = p.pid) as a;</text:p>
      <text:p text:style-name="P2"/>
      <text:p text:style-name="P2">var eidPositionQuery = multiline(function() {/*</text:p>
      <text:p text:style-name="P2"><text:tab/> select e.eid, p.rate from Employees e, WorksAs w, Position p where e.eid = w.eid AND w.pid = p.pid;</text:p>
      <text:p text:style-name="P2">*/});</text:p>
      <text:p text:style-name="P2"/>
      <text:p text:style-name="P4">function eidPosition(callback) {</text:p>
      <text:p text:style-name="P4"><text:tab/>connection.query(eidPositionQuery, [ ], function(err, result) {</text:p>
      <text:p text:style-name="P4"><text:tab/>err ? callback(err) : callback(null, result[0]);</text:p>
      <text:p text:style-name="P4"><text:s text:c="2"/>});</text:p>
      <text:p text:style-name="P4"/>
      <text:p text:style-name="P2">var employeeRateQuery = multiline(function() {/*</text:p>
      <text:p text:style-name="P2"><text:tab/> select a.eid, a.rate from (eidPosition () ) as a;</text:p>
      <text:p text:style-name="P2">*/});</text:p>
      <text:p text:style-name="P2"/>
      <text:p text:style-name="P4">function employeeRate(callback) {</text:p>
      <text:p text:style-name="P4"><text:tab/>connection.query(employeeRateQuery, [ ], function(err, result) {</text:p>
      <text:p text:style-name="P4"><text:tab/>err ? callback(err) : callback(null, result[0]);</text:p>
      <text:p text:style-name="P4"><text:s text:c="2"/>});</text:p>
      <text:p text:style-name="P4"/>
      <text:p text:style-name="P2">To get weekly salary:</text:p>
      <text:p text:style-name="P2">select h.eid, r.rate, h.hours, h.hours*r.rate as weeksalaray from (select s.eid, count(*) as hours from (select * from Schedule where day &gt; '2014-11-15' and day &lt; '2014-11-20') as s, (select * from HourLog where day &gt; '2014-11-15' and day &lt; '2014-11-20') as h where hour(s.time) = hour(h.time) AND s.eid = h.eid group by s.eid) as h, (select a.eid, a.rate from (select e.eid, p.rate from Employees e, WorksAs w, Position p where e.eid = w.eid AND w.pid = p.pid) as a) as r where h.eid = r.eid</text:p>
      <text:p text:style-name="P2"/>
      <text:p text:style-name="P2">var weeklyPayPeriodQuery = multiline(function() {/*</text:p>
      <text:p text:style-name="P2"><text:tab/>select h.eid, r.rate, h.hours, h.hours*r.rate as weeksalaray from (totalHoursWorkQuery(period1, period2) ) as h, (eidPosition() ) as r where h.eid = r.eid</text:p>
      <text:p text:style-name="P2">*/});</text:p>
      <text:p text:style-name="P2"/>
      <text:p text:style-name="P4">function weeklyPayPeriod(callback) {</text:p>
      <text:p text:style-name="P4"><text:tab/>connection.query(weeklyPayPeriodQuery, [period1, period2 ], function(err, result) {</text:p>
      <text:p text:style-name="P4"><text:tab/>err ? callback(err) : callback(null, result[0]);</text:p>
      <text:p text:style-name="P4"><text:soft-page-break/><text:s text:c="2"/>});</text:p>
      <text:p text:style-name="P2"/>
      <text:p text:style-name="P2"/>
      <text:p text:style-name="P2"/>
      <text:p text:style-name="P2">*** Addition: covered for attribu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</meta:initial-creator>
    <meta:creation-date>2014-11-15T20:40:14</meta:creation-date>
    <dc:date>2014-11-29T23:42:33</dc:date>
    <dc:creator>eugene </dc:creator>
    <meta:editing-duration>PT5H30M17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6" meta:paragraph-count="176" meta:word-count="1133" meta:character-count="8239" meta:non-whitespace-character-count="7180"/>
  </office:meta>
</office:document-meta>
</file>